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34.21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88.24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555.7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3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fo:background-color="#cccccc" style:text-align-source="fix" style:repeat-content="false" fo:border="0.06pt solid #666666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666666" fo:border-right="0.06pt solid #666666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fo:background-color="#c3fcc2" style:text-align-source="fix" style:repeat-content="false" fo:border-left="0.06pt solid #666666" fo:border-right="0.06pt solid #666666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666666" fo:border-right="0.06pt solid #666666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fo:background-color="#f6f597" style:text-align-source="fix" style:repeat-content="false" fo:border-left="0.06pt solid #666666" fo:border-right="0.06pt solid #666666" fo:border-top="non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fcc2c2" style:text-align-source="fix" style:repeat-content="false" fo:border-left="0.06pt solid #666666" fo:border-right="0.06pt solid #666666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cccccc" style:text-align-source="fix" style:repeat-content="false" fo:border="0.06pt solid #666666" style:vertical-align="middle"/>
      <style:paragraph-properties fo:text-align="start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666666" fo:border-right="0.06pt solid #666666" fo:border-top="none" style:vertical-align="middl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number-columns-repeated="1012" table:default-cell-style-name="ce5"/>
        <table:table-row table:style-name="ro1">
          <table:table-cell table:style-name="ce1" office:value-type="string" calcext:value-type="string">
            <text:p>Web JavaScript Viewer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sources</text:p>
          </table:table-cell>
          <table:table-cell table:style-name="ce2" office:value-type="string" calcext:value-type="string">
            <text:p>license</text:p>
          </table:table-cell>
          <table:table-cell table:style-name="ce2" office:value-type="string" calcext:value-type="string">
            <text:p>DICOM</text:p>
          </table:table-cell>
          <table:table-cell table:style-name="ce2" office:value-type="string" calcext:value-type="string">
            <text:p>NIFTI</text:p>
          </table:table-cell>
          <table:table-cell table:style-name="ce2" office:value-type="string" calcext:value-type="string">
            <text:p>MHD</text:p>
          </table:table-cell>
          <table:table-cell table:style-name="ce2" office:value-type="string" calcext:value-type="string">
            <text:p>Fonctionnalités /5</text:p>
          </table:table-cell>
          <table:table-cell table:style-name="ce2" office:value-type="string" calcext:value-type="string">
            <text:p>Facilité utilisation</text:p>
          </table:table-cell>
          <table:table-cell table:style-name="ce2" office:value-type="string" calcext:value-type="string">
            <text:p>Doc/5</text:p>
          </table:table-cell>
          <table:table-cell table:style-name="ce2" office:value-type="string" calcext:value-type="string">
            <text:p>last updade</text:p>
          </table:table-cell>
          <table:table-cell table:style-name="ce10" office:value-type="string" calcext:value-type="string">
            <text:p>Commentair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WV</text:p>
          </table:table-cell>
          <table:table-cell table:style-name="ce3" office:value-type="string" calcext:value-type="string">
            <text:p><text:a xlink:href="https://github.com/ivmartel/dwv" xlink:type="simple">https://github.com/ivmartel/dwv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GPLv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i 2018</text:p>
          </table:table-cell>
          <table:table-cell table:style-name="ce11" office:value-type="string" calcext:value-type="string">
            <text:p>Peu de doc, perfs efficaces, présence d’un historique, </text:p>
            <text:p>Histogramme visible lors du choix de Window, </text:p>
            <text:p>Aucune info pour les MH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apaya</text:p>
          </table:table-cell>
          <table:table-cell table:style-name="ce3" office:value-type="string" calcext:value-type="string">
            <text:p>https://github.com/rii-mango/Papaya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Copyright +</text:p>
            <text:p>“THIS PRODUCT IS NOT FOR </text:p>
            <text:p>CLINICAL USE.”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vril 2018</text:p>
          </table:table-cell>
          <table:table-cell table:style-name="ce11" office:value-type="string" calcext:value-type="string">
            <text:p>Lit : .nii, .surf, .surf.gii, .vtk et les dicom. Overlay, ortho view </text:p>
            <text:p>avec Cross (lecture de valeur par clic). Mais ne gère les fichiers que </text:p>
            <text:p>Par “upload” manuel, à voir si ça se contourne facilement ou pas.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OHIF</text:p>
          </table:table-cell>
          <table:table-cell table:style-name="ce3" office:value-type="string" calcext:value-type="string">
            <text:p>http://ohif.org/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MI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i 2018</text:p>
          </table:table-cell>
          <table:table-cell table:style-name="ce11" office:value-type="string" calcext:value-type="string">
            <text:p>Très bien, mais trop complet. Fonctionne plus comme un serveur complet </text:p>
            <text:p>que comme une library, Ce qui rend tous les petits changement compliqués.</text:p>
            <text:p> En particulier la gestion des fichiers et des comptes utilsateurs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MI</text:p>
          </table:table-cell>
          <table:table-cell table:style-name="ce3" office:value-type="string" calcext:value-type="string">
            <text:p><text:a xlink:href="https://github.com/FNNDSC/ami" xlink:type="simple">https://github.com/FNNDSC/ami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MIT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i 2018</text:p>
          </table:table-cell>
          <table:table-cell table:style-name="ce11" office:value-type="string" calcext:value-type="string">
            <text:p>Bonne doc et sources. Déjà partiellement pris en main, lecture de </text:p>
            <text:p>beaucoup de formats. Attention aux performances, cf demos. De bons </text:p>
            <text:p>Widgets pour dessiner, placer des marqueurs, lire des valeurs (cf demo ‘handle’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VTK JS</text:p>
          </table:table-cell>
          <table:table-cell table:style-name="ce3" office:value-type="string" calcext:value-type="string">
            <text:p><text:a xlink:href="https://kitware.github.io/vtk-js/" xlink:type="simple">https://kitware.github.io/vtk-js/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Copyright</text:p>
            <text:p>All rights reserved</text:p>
          </table:table-cell>
          <table:table-cell table:style-name="ce8" office:value-type="float" office:value="0.5" calcext:value-type="float">
            <text:p>0.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i 2018</text:p>
          </table:table-cell>
          <table:table-cell table:style-name="ce11" office:value-type="string" calcext:value-type="string">
            <text:p>Proximité de ce qui est utilisé en logiciel lourd (vv). Attention aux perf, les exemples semblent </text:p>
            <text:p>low résolution ou alors avec du ralentissement… Bonne doc. Assez généraliste =&gt; peut demander </text:p>
            <text:p>beaucoup de code pour faire quelque chose qui serait Plus simple avec une lib ‘médicale’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ornerstone Core</text:p>
          </table:table-cell>
          <table:table-cell table:style-name="ce3" office:value-type="string" calcext:value-type="string">
            <text:p><text:a xlink:href="https://www.npmjs.com/package/cornerstone-core" xlink:type="simple">https://www.npmjs.com/package/cornerstone-core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MI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?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ai 2019</text:p>
          </table:table-cell>
          <table:table-cell table:style-name="ce11" office:value-type="string" calcext:value-type="string">
            <text:p>OHIF (cf plus haut) est basé dessus. Permet la fusion (composite image), Cross Probe (valeur). ROI drawing.</text:p>
            <text:p>Aucun support MHD ne semble être dispo</text:p>
          </table:table-cell>
          <table:table-cell table:number-columns-repeated="1012"/>
        </table:table-row>
        <table:table-row table:style-name="ro2" table:number-rows-repeated="2">
          <table:table-cell table:style-name="ce3" table:number-columns-repeated="11"/>
          <table:table-cell table:style-name="ce11"/>
          <table:table-cell table:number-columns-repeated="1012"/>
        </table:table-row>
        <table:table-row table:style-name="ro1" table:number-rows-repeated="7">
          <table:table-cell table:style-name="ce3" table:number-columns-repeated="11"/>
          <table:table-cell table:style-name="ce11"/>
          <table:table-cell table:number-columns-repeated="1012"/>
        </table:table-row>
        <table:table-row table:style-name="ro1" table:number-rows-repeated="5">
          <table:table-cell table:style-name="ce4" table:number-columns-repeated="11"/>
          <table:table-cell table:style-name="ce12"/>
          <table:table-cell table:number-columns-repeated="1012"/>
        </table:table-row>
        <table:table-row table:style-name="ro1">
          <table:table-cell table:style-name="ce4" table:number-columns-repeated="11"/>
          <table:table-cell table:style-name="ce12"/>
          <table:table-cell table:style-name="ce4"/>
          <table:table-cell table:number-columns-repeated="101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9:01:03.856989356</meta:creation-date>
    <dc:date>2018-05-18T12:23:39.546033387</dc:date>
    <meta:editing-duration>PT50M11S</meta:editing-duration>
    <meta:editing-cycles>2</meta:editing-cycles>
    <meta:generator>LibreOffice/5.3.5.2$Linux_X86_64 LibreOffice_project/30m0$Build-2</meta:generator>
    <meta:document-statistic meta:table-count="1" meta:cell-count="85" meta:object-count="0"/>
  </office:meta>
</office:document-meta>
</file>